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f053" officeooo:paragraph-rsid="000cf053" style:font-weight-asian="bold" style:font-weight-complex="bold"/>
    </style:style>
    <style:style style:name="P2" style:family="paragraph" style:parent-style-name="Standard">
      <style:text-properties fo:font-weight="bold" officeooo:rsid="001e8aff" officeooo:paragraph-rsid="001e8aff" style:font-weight-asian="bold" style:font-weight-complex="bold"/>
    </style:style>
    <style:style style:name="P3" style:family="paragraph" style:parent-style-name="Standard">
      <style:text-properties fo:font-weight="bold" officeooo:rsid="001f13ba" officeooo:paragraph-rsid="001f13ba" style:font-weight-asian="bold" style:font-weight-complex="bold"/>
    </style:style>
    <style:style style:name="P4" style:family="paragraph" style:parent-style-name="Standard">
      <style:text-properties officeooo:rsid="001e8aff" officeooo:paragraph-rsid="001e8aff"/>
    </style:style>
    <style:style style:name="P5" style:family="paragraph" style:parent-style-name="Standard">
      <style:text-properties officeooo:rsid="001e8aff" officeooo:paragraph-rsid="001f13ba"/>
    </style:style>
    <style:style style:name="P6" style:family="paragraph" style:parent-style-name="Standard">
      <style:text-properties officeooo:rsid="001f13ba" officeooo:paragraph-rsid="001f13ba"/>
    </style:style>
    <style:style style:name="P7" style:family="paragraph" style:parent-style-name="Standard">
      <style:text-properties officeooo:rsid="0020c75e" officeooo:paragraph-rsid="0020c75e"/>
    </style:style>
    <style:style style:name="P8" style:family="paragraph" style:parent-style-name="Standard">
      <style:text-properties officeooo:rsid="0020c75e" officeooo:paragraph-rsid="0020c75e"/>
    </style:style>
    <style:style style:name="P9" style:family="paragraph" style:parent-style-name="Standard">
      <style:text-properties officeooo:rsid="00267a72" officeooo:paragraph-rsid="00267a72"/>
    </style:style>
    <style:style style:name="P10" style:family="paragraph" style:parent-style-name="Standard">
      <style:text-properties fo:font-weight="bold" officeooo:rsid="00267a72" officeooo:paragraph-rsid="00267a72" style:font-weight-asian="bold" style:font-weight-complex="bold"/>
    </style:style>
    <style:style style:name="P11" style:family="paragraph" style:parent-style-name="Standard">
      <style:text-properties fo:font-weight="bold" officeooo:rsid="0026e5ba" officeooo:paragraph-rsid="0026e5ba" style:font-weight-asian="bold" style:font-weight-complex="bold"/>
    </style:style>
    <style:style style:name="P12" style:family="paragraph" style:parent-style-name="Standard">
      <style:text-properties officeooo:rsid="001e8aff" officeooo:paragraph-rsid="001e8aff"/>
    </style:style>
    <style:style style:name="P13" style:family="paragraph" style:parent-style-name="Standard">
      <style:text-properties officeooo:rsid="001f13ba" officeooo:paragraph-rsid="001f13ba"/>
    </style:style>
    <style:style style:name="P14" style:family="paragraph" style:parent-style-name="Standard">
      <style:text-properties officeooo:rsid="0026e5ba" officeooo:paragraph-rsid="0026e5ba"/>
    </style:style>
    <style:style style:name="P15" style:family="paragraph" style:parent-style-name="Standard">
      <style:text-properties officeooo:rsid="0028c06f" officeooo:paragraph-rsid="0028c06f"/>
    </style:style>
    <style:style style:name="P16" style:family="paragraph" style:parent-style-name="Standard">
      <style:paragraph-properties fo:break-before="page"/>
      <style:text-properties fo:font-weight="bold" officeooo:rsid="00267a72" officeooo:paragraph-rsid="00267a72" style:font-weight-asian="bold" style:font-weight-complex="bold"/>
    </style:style>
    <style:style style:name="T1" style:family="text">
      <style:text-properties officeooo:rsid="001f13ba"/>
    </style:style>
    <style:style style:name="T2" style:family="text">
      <style:text-properties officeooo:rsid="001fe3ad"/>
    </style:style>
    <style:style style:name="T3" style:family="text">
      <style:text-properties officeooo:rsid="0020c75e"/>
    </style:style>
    <style:style style:name="T4" style:family="text">
      <style:text-properties fo:font-weight="bold" style:font-weight-asian="bold" style:font-weight-complex="bold"/>
    </style:style>
    <style:style style:name="T5" style:family="text">
      <style:text-properties officeooo:rsid="00228122"/>
    </style:style>
    <style:style style:name="T6" style:family="text">
      <style:text-properties officeooo:rsid="0024660a"/>
    </style:style>
    <style:style style:name="T7" style:family="text">
      <style:text-properties officeooo:rsid="0026e5ba"/>
    </style:style>
    <style:style style:name="T8" style:family="text">
      <style:text-properties officeooo:rsid="0028c06f"/>
    </style:style>
    <style:style style:name="T9" style:family="text">
      <style:text-properties officeooo:rsid="002944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mall IoT Devices</text:p>
      <text:p text:style-name="P1"/>
      <text:p text:style-name="P5">Well finally time to bite the bullet and see how low we can go in terms of supporting small IoT devices. <text:span text:style-name="T1">But first to make things easier I went through the root CA certificates and use a compiler option to only include the most popular “top ten” CAs. When I went through them all I found lots of rather strange ones which I suspect are rarely used. My choice of most popular ones will </text:span><text:span text:style-name="T6">obviously </text:span><text:span text:style-name="T1">have to be refined later on. One thing I did notice – no Arab CAs? Might be an idea for some-one in Abu Dhabi to set up such a CA – there will always be a cryptographic need for some sort of “root of trust”, </text:span><text:span text:style-name="T2">even if its not cla</text:span><text:span text:style-name="T3">s</text:span><text:span text:style-name="T2">sic PKI</text:span><text:span text:style-name="T1">. </text:span><text:span text:style-name="T3">I noticed that t</text:span><text:span text:style-name="T1">here were lots of what I might call “national” CAs. There is even a Catalonian CA – Marc will be pleased.</text:span></text:p>
      <text:p text:style-name="P5"/>
      <text:p text:style-name="P5">I have <text:span text:style-name="T7">three</text:span> candidate <text:span text:style-name="T1">devices to hand, </text:span><text:span text:style-name="T7">all</text:span><text:span text:style-name="T5"> of which support their own independent </text:span><text:span text:style-name="T6">W</text:span><text:span text:style-name="T5">i</text:span><text:span text:style-name="T6">F</text:span><text:span text:style-name="T5">i.</text:span></text:p>
      <text:p text:style-name="P4"/>
      <text:p text:style-name="P3">ESP32</text:p>
      <text:p text:style-name="P4"/>
      <text:p text:style-name="P4">First up is the ESP32 board, <text:span text:style-name="T3">the one I have been waving around at recent meetings</text:span>. Generously endowed with 4M of ROM and 512K of RAM, it uses an Xtensa LX6 processor, and can be clocked from 20MHz to 240Mz. I choose 40MHz. The LX6 processor has a pretty good integer multiplication instruction – a good indicator of how fast the <text:span text:style-name="T6">public key </text:span>crypto will be.</text:p>
      <text:p text:style-name="P4"/>
      <text:p text:style-name="P4">This board also boasts a FREERTOS operating system, which takes up a lot of ROM space (630K) <text:s/>and a small amount of RAM. <text:span text:style-name="T1">The TLS client takes up a further 24</text:span><text:span text:style-name="T7">0</text:span><text:span text:style-name="T1">K bytes of ROM. The overall RAM requirement is for 26K of RAM.</text:span></text:p>
      <text:p text:style-name="P4"/>
      <text:p text:style-name="P6">The client is impressively fast. But rather than give timings, its best to do a live demo, which I will do at our next meeting. I suspect that the crypto takes up only a small percentage of the <text:span text:style-name="T5">overall </text:span>time – its most<text:span text:style-name="T9">ly</text:span> I/O.</text:p>
      <text:p text:style-name="P6"/>
      <text:p text:style-name="P3">Arduino Nano 33 IoT</text:p>
      <text:p text:style-name="P6"/>
      <text:p text:style-name="P6">This is a much feebler device. It uses an ARM M0+ processor which has a hopeless multiply instruction. <text:span text:style-name="T3">Its the least powerful processor in the ARM range. </text:span>The board has 256K of ROM and 32K of RAM, <text:span text:style-name="T5">and is physically less than half the size of the ESP32.</text:span> The TLS client takes 19<text:span text:style-name="T9">2</text:span>K of ROM, and the 32K RAM <text:span text:style-name="T7">proved to be</text:span> <text:span text:style-name="T6">sufficient</text:span>. This time there is no operating system overhead.</text:p>
      <text:p text:style-name="P6"/>
      <text:p text:style-name="P7">Again it is surprisingly fast, especially considering that it is doing a full handshake followed by a resumption. Based on this experience I suspect that performance of the crypto on the client side is unlikely to be of critical importance. </text:p>
      <text:p text:style-name="P7"/>
      <text:p text:style-name="P11">Fishino Piranha</text:p>
      <text:p text:style-name="P7"/>
      <text:p text:style-name="P14">This <text:span text:style-name="T9">nice </text:span>board is made by an innovative Italian company. It uses a MIPS32 processor, which has a decent multiply instruction. It has 512K of ROM and 128K of RAM. <text:span text:style-name="T8">Clocked at </text:span><text:span text:style-name="T9">only </text:span><text:span text:style-name="T8">40MHz, it is again very fast. Note that since we are using no assembly language, we don’t really care about the processor.</text:span></text:p>
      <text:p text:style-name="P7"/>
      <text:p text:style-name="P7"><text:span text:style-name="T4">Idea</text:span> </text:p>
      <text:p text:style-name="P7"/>
      <text:p text:style-name="P7">Maybe we should open source the client, and close source the server?</text:p>
      <text:p text:style-name="P7"/>
      <text:p text:style-name="P10"/>
      <text:p text:style-name="P16">Interesting Fact</text:p>
      <text:p text:style-name="P9"/>
      <text:p text:style-name="P9">Some servers actually include the root CA certificate in their certificate chain, most do not (as it should be found in your root CA store, and there is no need to duplicate it in the chain<text:span text:style-name="T8">)</text:span>. <text:s/></text:p>
      <text:p text:style-name="P9"/>
      <text:p text:style-name="P15">Our current crude algorithm for certificate chain handling, is (a) if the first cert is self-signed, then look no further (whether to accept it or not is a policy decision), (b) Check that the second cert’s public key verifies the signature on the first, <text:span text:style-name="T9">if not return failure</text:span>, (c) look no further – if the second cert was not issued by a cert in the root cert store, or if the public key of the root cert does not verify the signature on the second cert, then return failure. Otherwise return success.</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2-11T17:14:57.845000000</dc:date>
    <meta:editing-duration>PT12H40M16S</meta:editing-duration>
    <meta:editing-cycles>17</meta:editing-cycles>
    <meta:generator>LibreOffice/6.4.5.2$Windows_X86_64 LibreOffice_project/a726b36747cf2001e06b58ad5db1aa3a9a1872d6</meta:generator>
    <meta:document-statistic meta:table-count="0" meta:image-count="0" meta:object-count="0" meta:page-count="2" meta:paragraph-count="17" meta:word-count="631" meta:character-count="3397" meta:non-whitespace-character-count="2772"/>
  </office:meta>
</office:document-meta>
</file>